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D078F0631D3A635A20.png" manifest:media-type="image/png"/>
  <manifest:file-entry manifest:full-path="Pictures/10000201000000E800000140CC3AECC5726C4C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5eed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72cm, 13.977cm, 10.088cm, 4.8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664cm, 16.939cm, 3.972cm, 4.8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72cm, 5.519cm, 10.088cm, 19.7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664cm, 5.519cm, 3.972cm, 16.9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6.828cm, 3.0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67cm, 0cm, 5.061cm, 3.0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471cm, 0cm, 3.366cm, 3.08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078cm, 0cm, 1.669cm, 3.0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763cm, 0cm, 0cm, 3.0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5" draw:name="Figura2" text:anchor-type="paragraph" svg:x="1.217cm" svg:y="-0.072cm" svg:width="9.661cm" svg:height="5.189cm" draw:z-index="4"><draw:image xlink:href="Pictures/10000201000000E800000140CC3AECC5726C4CF5.png" xlink:type="simple" xlink:show="embed" xlink:actuate="onLoad"/></draw:frame><draw:frame draw:style-name="fr6" draw:name="Figura3" text:anchor-type="paragraph" svg:x="13.169cm" svg:y="-0.196cm" svg:width="9.784cm" svg:height="5.579cm" draw:z-index="5"><draw:image xlink:href="Pictures/10000201000000E800000140CC3AECC5726C4CF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Figura8" text:anchor-type="paragraph" svg:x="0.974cm" svg:y="0.309cm" svg:width="10.25cm" svg:height="5.475cm" draw:z-index="6"><draw:image xlink:href="Pictures/10000201000000E800000140CC3AECC5726C4CF5.png" xlink:type="simple" xlink:show="embed" xlink:actuate="onLoad"/></draw:frame><draw:frame draw:style-name="fr8" draw:name="Figura9" text:anchor-type="paragraph" svg:x="13.455cm" svg:y="0.377cm" svg:width="9.59cm" svg:height="5.408cm" draw:z-index="7"><draw:image xlink:href="Pictures/10000201000000E800000140CC3AECC5726C4CF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9" draw:name="Figura10" text:anchor-type="paragraph" svg:x="8.068cm" svg:y="0.861cm" svg:width="9.687cm" svg:height="5.41cm" draw:z-index="8"><draw:image xlink:href="Pictures/10000201000000E800000140CC3AECC5726C4CF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Figura4" text:anchor-type="paragraph" svg:x="-0.482cm" svg:y="-0.818cm" svg:width="26.755cm" svg:height="8.326cm" draw:z-index="0"><draw:image xlink:href="Pictures/1000020100000500000002D078F0631D3A635A20.png" xlink:type="simple" xlink:show="embed" xlink:actuate="onLoad"/></draw:frame><draw:frame draw:style-name="fr3" draw:name="Figura6" text:anchor-type="paragraph" svg:x="4.808cm" svg:y="7.505cm" svg:width="16.415cm" svg:height="8.966cm" draw:z-index="2"><draw:image xlink:href="Pictures/1000020100000500000002D078F0631D3A635A2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Figura5" text:anchor-type="paragraph" svg:x="-0.482cm" svg:y="-0.651cm" svg:width="25.696cm" svg:height="9.364cm" draw:z-index="1"><draw:image xlink:href="Pictures/1000020100000500000002D078F0631D3A635A20.png" xlink:type="simple" xlink:show="embed" xlink:actuate="onLoad"/></draw:frame><draw:frame draw:style-name="fr4" draw:name="Figura7" text:anchor-type="paragraph" svg:x="3.173cm" svg:y="8.25cm" svg:width="21.611cm" svg:height="8.347cm" draw:z-index="3"><draw:image xlink:href="Pictures/1000020100000500000002D078F0631D3A635A20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1:14:09.518262601</meta:creation-date>
    <dc:date>2019-04-25T21:55:52.232784329</dc:date>
    <meta:editing-duration>PT41M40S</meta:editing-duration>
    <meta:editing-cycles>7</meta:editing-cycles>
    <meta:generator>LibreOffice/5.2.7.2$Linux_X86_64 LibreOffice_project/20m0$Build-2</meta:generator>
    <meta:document-statistic meta:table-count="0" meta:image-count="9" meta:object-count="0" meta:page-count="3" meta:paragraph-count="0" meta:word-count="0" meta:character-count="0" meta:non-whitespace-character-count="0"/>
  </office:meta>
</office:document-meta>
</file>